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45b1" officeooo:paragraph-rsid="000745b1"/>
    </style:style>
    <style:style style:name="P2" style:family="paragraph" style:parent-style-name="Standard">
      <style:text-properties officeooo:paragraph-rsid="000745b1"/>
    </style:style>
    <style:style style:name="P3" style:family="paragraph" style:parent-style-name="Standard">
      <style:text-properties officeooo:paragraph-rsid="00077ae8"/>
    </style:style>
    <style:style style:name="P4" style:family="paragraph" style:parent-style-name="Standard">
      <style:text-properties officeooo:rsid="00077ae8" officeooo:paragraph-rsid="00077ae8"/>
    </style:style>
    <style:style style:name="P5" style:family="paragraph" style:parent-style-name="Standard">
      <style:text-properties officeooo:paragraph-rsid="00083a82"/>
    </style:style>
    <style:style style:name="P6" style:family="paragraph" style:parent-style-name="Standard">
      <style:text-properties officeooo:rsid="00083a82" officeooo:paragraph-rsid="00083a82"/>
    </style:style>
    <style:style style:name="P7" style:family="paragraph" style:parent-style-name="Standard" style:list-style-name="L1">
      <style:text-properties officeooo:paragraph-rsid="00083a82"/>
    </style:style>
    <style:style style:name="P8" style:family="paragraph" style:parent-style-name="Standard" style:list-style-name="L1">
      <style:text-properties officeooo:paragraph-rsid="00097c07"/>
    </style:style>
    <style:style style:name="P9" style:family="paragraph" style:parent-style-name="Standard" style:list-style-name="L1">
      <style:text-properties officeooo:paragraph-rsid="000e72c3"/>
    </style:style>
    <style:style style:name="P10" style:family="paragraph" style:parent-style-name="Standard">
      <style:text-properties officeooo:rsid="00097c07" officeooo:paragraph-rsid="00097c07"/>
    </style:style>
    <style:style style:name="P11" style:family="paragraph" style:parent-style-name="Standard">
      <style:text-properties officeooo:paragraph-rsid="00097c07"/>
    </style:style>
    <style:style style:name="P12" style:family="paragraph" style:parent-style-name="Standard" style:list-style-name="L2">
      <style:text-properties officeooo:paragraph-rsid="00097c07"/>
    </style:style>
    <style:style style:name="P13" style:family="paragraph" style:parent-style-name="Standard" style:list-style-name="L1">
      <style:text-properties officeooo:rsid="000e72c3" officeooo:paragraph-rsid="000e72c3"/>
    </style:style>
    <style:style style:name="T1" style:family="text">
      <style:text-properties officeooo:rsid="000745b1"/>
    </style:style>
    <style:style style:name="T2" style:family="text">
      <style:text-properties style:font-name="Liberation Sans" fo:font-size="16.1000003814697pt" fo:font-weight="bold" officeooo:rsid="000745b1" style:font-name-asian="PingFang SC" style:font-size-asian="16.1000003814697pt" style:font-weight-asian="bold" style:font-name-complex="Arial Unicode MS" style:font-size-complex="16.1000003814697pt" style:font-weight-complex="bold"/>
    </style:style>
    <style:style style:name="T3" style:family="text">
      <style:text-properties style:font-name="Liberation Sans" fo:font-size="18.2000007629395pt" fo:font-weight="bold" officeooo:rsid="000e72c3" style:font-name-asian="PingFang SC" style:font-size-asian="18.2000007629395pt" style:font-weight-asian="bold" style:font-name-complex="Arial Unicode MS" style:font-size-complex="18.2000007629395pt" style:font-weight-complex="bold"/>
    </style:style>
    <style:style style:name="T4" style:family="text">
      <style:text-properties officeooo:rsid="00077ae8"/>
    </style:style>
    <style:style style:name="T5" style:family="text">
      <style:text-properties officeooo:rsid="00083a82"/>
    </style:style>
    <style:style style:name="T6" style:family="text">
      <style:text-properties fo:color="#c9211e" loext:opacity="100%" officeooo:rsid="00083a82"/>
    </style:style>
    <style:style style:name="T7" style:family="text">
      <style:text-properties officeooo:rsid="00097c07"/>
    </style:style>
    <style:style style:name="T8" style:family="text">
      <style:text-properties officeooo:rsid="000b2cdc"/>
    </style:style>
    <style:style style:name="T9" style:family="text">
      <style:text-properties officeooo:rsid="000e72c3"/>
    </style:style>
    <style:style style:name="T10" style:family="text">
      <style:text-properties fo:font-weight="bold" style:font-weight-asian="bold" style:font-weight-complex="bold"/>
    </style:style>
    <style:style style:name="T11" style:family="text">
      <style:text-properties fo:font-weight="bold" officeooo:rsid="00083a82" style:font-weight-asian="bold" style:font-weight-complex="bold"/>
    </style:style>
    <style:style style:name="T12" style:family="text">
      <style:text-properties fo:font-weight="bold" officeooo:rsid="000e72c3" style:font-weight-asian="bold" style:font-weight-complex="bold"/>
    </style:style>
    <style:style style:name="T13" style:family="text">
      <style:text-properties fo:font-weight="bold" officeooo:rsid="00097c07"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exaFlooRide <text:span text:style-name="T3">high level design</text:span></text:h>
      <text:p text:style-name="P1"/>
      <text:p text:style-name="P1">This document explains how the dimensions used for the HexaFlooRide robot were derived.</text:p>
      <text:p text:style-name="P1"/>
      <text:h text:style-name="Heading_20_2" text:outline-level="2">Design philosophy</text:h>
      <text:p text:style-name="P2"><text:span text:style-name="T1">The design philosophy behind the new HexaFlooRide robot chassis is simply to preserve the cartesian coordinate system dimensions used to calculate the robot’s toe position as much as possible. That said a few fundamental things are different with this new design. </text:span></text:p>
      <text:p text:style-name="P2"/>
      <text:h text:style-name="Heading_20_2" text:outline-level="2"><text:span text:style-name="T2">D</text:span>ifferences in the new design</text:h>
      <text:p text:style-name="P1">The first difference between the old and new design plans are in metric not imperial units. In some cases this may slightly change dimensions resulting from rounding measurement. The reason for this change is two fold. First, using metric aligns the units that are used to design the chassis with the units used to calculate toe position. Second, metric units are favoured by the OEM data sheets for most of the components that make up the robot, including the servo motors. This change makes the units through out the entire design process for the robot consistent.</text:p>
      <text:p text:style-name="P1"/>
      <text:p text:style-name="P5"><text:span text:style-name="T5">The second difference </text:span><text:span text:style-name="T1">between the </text:span><text:span text:style-name="T4">o</text:span><text:span text:style-name="T1">ld and new design is that we have </text:span><text:span text:style-name="T5">moved the toe from being outside of the ankle joint in the neutral position to being directly under the ankle joint when in the neutral position. This will change the trigonometry of the leg movements but only affects the toe offset term of the equation from its current value of </text:span><text:span text:style-name="T6">x (Doug to provide)</text:span><text:span text:style-name="T5"> to 0. The reason for this change is change is to reduce the torque demands of the ankle servo, which testing shows improves when this change in geometry is made. </text:span></text:p>
      <text:p text:style-name="P6"/>
      <text:p text:style-name="P3"><text:span text:style-name="T1">The </text:span><text:span text:style-name="T5">thir</text:span><text:span text:style-name="T1">d difference between the </text:span><text:span text:style-name="T4">o</text:span><text:span text:style-name="T1">ld and new design is that we have switched from using </text:span><text:span text:style-name="T4">generic MG996R hobby servo motors to HiTec HS-485HB hobby servo motors. These motors have slightly different physical dimensions. The reason for this change is to improve the precision of movement and too reduce the rate of failure of the motors. The new motors are also three times the cost (up front) but may end up cheaper in the long run if the failure rate of motors improves.</text:span></text:p>
      <text:p text:style-name="P3"/>
      <text:p text:style-name="P5"><text:span text:style-name="T4">The </text:span><text:span text:style-name="T5">fourth</text:span><text:span text:style-name="T4"> </text:span><text:span text:style-name="T1">difference between the </text:span><text:span text:style-name="T4">o</text:span><text:span text:style-name="T1">ld and new design is that we have switched from using </text:span><text:span text:style-name="T4">1/4”</text:span><text:span text:style-name="T5"> to 3.175mm (1/8”) </text:span><text:span text:style-name="T4">60</text:span><text:span text:style-name="T5">61 aluminum. The reason for this change is to reduce the weight of the robot to require less torque from the motors.</text:span></text:p>
      <text:p text:style-name="P4"/>
      <text:p text:style-name="P11"><text:span text:style-name="T4">The f</text:span><text:span text:style-name="T5">if</text:span><text:span text:style-name="T4">th and final difference is that the old design used direct modelling and the new design uses parametric modelling. Time will tell if this change is for the better as both approaches have pros and cons. </text:span></text:p>
      <text:p text:style-name="P11"/>
      <text:h text:style-name="Heading_20_2" text:outline-level="2">The Robot’s Anatomy</text:h>
      <text:p text:style-name="P10">To describe the different parts of the HexaFlooRide robot we use the following anatomical terms:</text:p>
      <text:p text:style-name="P10"/>
      <text:list xml:id="list2122208352" text:style-name="L2">
        <text:list-item>
          <text:p text:style-name="P12"><text:span text:style-name="T7">The body. This is the main chassis of the robot.</text:span></text:p>
        </text:list-item>
        <text:list-item>
          <text:p text:style-name="P12"><text:soft-page-break/><text:span text:style-name="T7">The hip. This is the servo that connects to the thigh to the body.</text:span></text:p>
        </text:list-item>
        <text:list-item>
          <text:p text:style-name="P12"><text:span text:style-name="T7">The thigh connects to the horn of the hip servo as well as to the body of the knee servo.</text:span></text:p>
        </text:list-item>
        <text:list-item>
          <text:p text:style-name="P12"><text:span text:style-name="T7">The knee servo connects the thigh to the shin.</text:span></text:p>
        </text:list-item>
        <text:list-item>
          <text:p text:style-name="P12"><text:span text:style-name="T7">The shin connect the horn of the thigh servo to the horn of the ankle servo.</text:span></text:p>
        </text:list-item>
        <text:list-item>
          <text:p text:style-name="P12"><text:span text:style-name="T7">The ankle servo connect the shin to the foot.</text:span></text:p>
        </text:list-item>
        <text:list-item>
          <text:p text:style-name="P12"><text:span text:style-name="T7">The foot ends at the toe which is the primary reference point used to calculate servo angles for the robot’s leg movements. <text:s text:c="2"/></text:span></text:p>
        </text:list-item>
      </text:list>
      <text:p text:style-name="P10"><text:s/></text:p>
      <text:h text:style-name="Heading_20_2" text:outline-level="2">The Robot’s Foot</text:h>
      <text:p text:style-name="P11"><text:span text:style-name="T4">The key parameters used </text:span><text:span text:style-name="T8">for the design of the foot </text:span><text:span text:style-name="T5">are:</text:span></text:p>
      <text:p text:style-name="P5"/>
      <text:list xml:id="list1374749474" text:style-name="L1">
        <text:list-item>
          <text:p text:style-name="P7"><text:span text:style-name="T11">clearanceTolerance</text:span><text:span text:style-name="T5"> is the gap allowance used to ensure that parts such as the servo motors fit inside the spaces in the robot chassis created for them to fit inside. The formula used to calculate the clearance tolerance is </text:span><text:span text:style-name="T7">material thickness (3.175) * die punch material factor for aluminium (0.15) which equals 0.4763mm. This calculation came from the web site </text:span><text:a xlink:type="simple" xlink:href="https://www.unipunch.com/support/calculators/die-clearance-calculator/" text:style-name="Internet_20_link" text:visited-style-name="Visited_20_Internet_20_Link"><text:span text:style-name="T7">https://www.unipunch.com/support/calculators/die-clearance-calculator/</text:span></text:a><text:span text:style-name="T7">.</text:span></text:p>
        </text:list-item>
        <text:list-item>
          <text:p text:style-name="P8"><text:span text:style-name="T12">servoShaftTop</text:span><text:span text:style-name="T13">Offset</text:span><text:span text:style-name="T7"> </text:span><text:span text:style-name="T9">is the distance from the flat top of the ankle servo’s main chassis to the shaft of the ankle servo that acts as the centre of rotation for the robot’s foot. </text:span></text:p>
        </text:list-item>
        <text:list-item>
          <text:p text:style-name="P13"><text:span text:style-name="T10">ankleToToeDistance</text:span> is the distance from the centre of the ankle servo shaft to the tip of the toe on the foot.</text:p>
        </text:list-item>
        <text:list-item>
          <text:p text:style-name="P9"><text:span text:style-name="T12">servoLength</text:span><text:span text:style-name="T9"> is the length of the main part of the servo motor chassis that seats inside the foot.</text:span></text:p>
        </text:list-item>
        <text:list-item>
          <text:p text:style-name="P9"><text:span text:style-name="T12">servoWidth</text:span><text:span text:style-name="T9"> is the width of the main part of the servo motor chassis that seats inside the foot.</text:span></text:p>
        </text:list-item>
      </text:list>
      <text:p text:style-name="P5"/>
      <text:p text:style-name="P3"/>
      <text:p text:style-name="P1"/>
      <text:p text:style-name="P1"/>
      <text:p text:style-name="P1"><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3T11:41:20.348828698</meta:creation-date>
    <dc:date>2022-04-23T12:52:56.804624692</dc:date>
    <meta:editing-duration>PT9M53S</meta:editing-duration>
    <meta:editing-cycles>2</meta:editing-cycles>
    <meta:generator>LibreOffice/7.0.3.1$MacOSX_X86_64 LibreOffice_project/d7547858d014d4cf69878db179d326fc3483e082</meta:generator>
    <meta:document-statistic meta:table-count="0" meta:image-count="0" meta:object-count="0" meta:page-count="2" meta:paragraph-count="28" meta:word-count="713" meta:character-count="4055" meta:non-whitespace-character-count="3369"/>
  </office:meta>
</office:document-meta>
</file>